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Default" office:value-type="string">
            <text:p>size: 75</text:p>
          </table:table-cell>
          <table:table-cell table:style-name="Default"/>
          <table:table-cell table:style-name="Default" office:value-type="string">
            <text:p>size: 693</text:p>
          </table:table-cell>
          <table:table-cell/>
          <table:table-cell table:style-name="Default" office:value-type="string">
            <text:p>size: 448834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7.979312353674342e-8</text:p>
          </table:table-cell>
          <table:table-cell table:style-name="ce2" table:formula="of:=[.B2]/[.B4]" office:value-type="float" office:value="0.178018067112334">
            <text:p>1.78E-001</text:p>
          </table:table-cell>
          <table:table-cell office:value-type="string">
            <text:p>7.250426554077093e-8</text:p>
          </table:table-cell>
          <table:table-cell table:style-name="ce2" table:formula="of:=[.D2]/[.D4]" office:value-type="float" office:value="0.0382275878255139">
            <text:p>3.82E-002</text:p>
          </table:table-cell>
          <table:table-cell office:value-type="string">
            <text:p>9.202600171993543e-8</text:p>
          </table:table-cell>
          <table:table-cell table:style-name="ce2" table:formula="of:=[.F2]/[.F4]" office:value-type="float" office:value="0.00251868486388592">
            <text:p>2.52E-003</text:p>
          </table:table-cell>
          <table:table-cell table:style-name="ce1" office:value-type="string">
            <text:p>1.047049764393528e-7</text:p>
          </table:table-cell>
          <table:table-cell table:style-name="ce2" table:formula="of:=[.H2]/[.H4]" office:value-type="float" office:value="0.00000315607811945285">
            <text:p>3.16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4.175995429695871e-8</text:p>
          </table:table-cell>
          <table:table-cell table:style-name="ce2" table:formula="of:=[.B3]/[.B4]" office:value-type="float" office:value="0.0931662531448684">
            <text:p>9.32E-002</text:p>
          </table:table-cell>
          <table:table-cell office:value-type="string">
            <text:p>5.970772725194443e-8</text:p>
          </table:table-cell>
          <table:table-cell table:style-name="ce2" table:formula="of:=[.D3]/[.D4]" office:value-type="float" office:value="0.0314806635218178">
            <text:p>3.15E-002</text:p>
          </table:table-cell>
          <table:table-cell office:value-type="string">
            <text:p>6.974754533385563e-8</text:p>
          </table:table-cell>
          <table:table-cell table:style-name="ce2" table:formula="of:=[.F3]/[.F4]" office:value-type="float" office:value="0.00190893968489694">
            <text:p>1.91E-003</text:p>
          </table:table-cell>
          <table:table-cell table:style-name="ce1" office:value-type="string">
            <text:p>6.780550491722696e-8</text:p>
          </table:table-cell>
          <table:table-cell table:style-name="ce2" table:formula="of:=[.H3]/[.H4]" office:value-type="float" office:value="0.00000204383285040578">
            <text:p>2.04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4.482304792490075e-7</text:p>
          </table:table-cell>
          <table:table-cell/>
          <table:table-cell office:value-type="string">
            <text:p>1.8966476742322743e-6</text:p>
          </table:table-cell>
          <table:table-cell/>
          <table:table-cell office:value-type="string">
            <text:p>3.6537322727208665e-5</text:p>
          </table:table-cell>
          <table:table-cell/>
          <table:table-cell table:style-name="ce1" office:value-type="string">
            <text:p>3.3175660575063604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2.929040224896692e-6</text:p>
          </table:table-cell>
          <table:table-cell table:style-name="ce3" table:formula="of:=[.B5]/[.B7]" office:value-type="float" office:value="2.03481354319049">
            <text:p>2.03</text:p>
          </table:table-cell>
          <table:table-cell office:value-type="string">
            <text:p>1.0938890410215462e-5</text:p>
          </table:table-cell>
          <table:table-cell table:style-name="ce3" table:formula="of:=[.D5]/[.D7]" office:value-type="float" office:value="1.94789221518754">
            <text:p>1.95</text:p>
          </table:table-cell>
          <table:table-cell office:value-type="string">
            <text:p>1.7162695809414504e-4</text:p>
          </table:table-cell>
          <table:table-cell table:style-name="ce3" table:formula="of:=[.F5]/[.F7]" office:value-type="float" office:value="2.40602664257036">
            <text:p>2.41</text:p>
          </table:table-cell>
          <table:table-cell office:value-type="float" office:value="0.115312591994436">
            <text:p>0.115312592</text:p>
          </table:table-cell>
          <table:table-cell table:style-name="ce3" table:formula="of:=[.H5]/[.H7]" office:value-type="float" office:value="2.53316856915256">
            <text:p>2.53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2.1880161194730156e-6</text:p>
          </table:table-cell>
          <table:table-cell table:style-name="ce3" table:formula="of:=[.B6]/[.B7]" office:value-type="float" office:value="1.52002174459035">
            <text:p>1.52</text:p>
          </table:table-cell>
          <table:table-cell office:value-type="string">
            <text:p>8.391468546932596e-6</text:p>
          </table:table-cell>
          <table:table-cell table:style-name="ce3" table:formula="of:=[.D6]/[.D7]" office:value-type="float" office:value="1.49427187251976">
            <text:p>1.49</text:p>
          </table:table-cell>
          <table:table-cell office:value-type="string">
            <text:p>1.2641281406321864e-4</text:p>
          </table:table-cell>
          <table:table-cell table:style-name="ce3" table:formula="of:=[.F6]/[.F7]" office:value-type="float" office:value="1.77217263520778">
            <text:p>1.77</text:p>
          </table:table-cell>
          <table:table-cell table:style-name="ce1" office:value-type="string">
            <text:p>3.90353550559596e-2</text:p>
          </table:table-cell>
          <table:table-cell table:style-name="ce3" table:formula="of:=[.H6]/[.H7]" office:value-type="float" office:value="0.857522433614523">
            <text:p>0.86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4394636966609233e-6</text:p>
          </table:table-cell>
          <table:table-cell table:style-name="ce3"/>
          <table:table-cell office:value-type="string">
            <text:p>5.615757548043953e-6</text:p>
          </table:table-cell>
          <table:table-cell table:style-name="ce3"/>
          <table:table-cell office:value-type="string">
            <text:p>7.133211040040522e-5</text:p>
          </table:table-cell>
          <table:table-cell table:style-name="ce3"/>
          <table:table-cell table:style-name="ce1" office:value-type="string">
            <text:p>4.552108904186049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6.71415919223039e-7</text:p>
          </table:table-cell>
          <table:table-cell table:style-name="ce3" table:formula="of:=[.B8]/[.B9]" office:value-type="float" office:value="1.06351719379507">
            <text:p>1.06</text:p>
          </table:table-cell>
          <table:table-cell office:value-type="string">
            <text:p>2.8887346696811977e-6</text:p>
          </table:table-cell>
          <table:table-cell table:style-name="ce3" table:formula="of:=[.D8]/[.D9]" office:value-type="float" office:value="0.928383914692451">
            <text:p>0.93</text:p>
          </table:table-cell>
          <table:table-cell office:value-type="string">
            <text:p>5.240804822821368e-5</text:p>
          </table:table-cell>
          <table:table-cell table:style-name="ce3" table:formula="of:=[.F8]/[.F9]" office:value-type="float" office:value="1.25287959389038">
            <text:p>1.25</text:p>
          </table:table-cell>
          <table:table-cell table:style-name="ce1" office:value-type="string">
            <text:p>1.8371983969839e-2</text:p>
          </table:table-cell>
          <table:table-cell table:style-name="ce3" table:formula="of:=[.H8]/[.H9]" office:value-type="float" office:value="1.57737414393434">
            <text:p>1.58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313164687325338e-7</text:p>
          </table:table-cell>
          <table:table-cell table:style-name="ce3"/>
          <table:table-cell office:value-type="string">
            <text:p>3.1115733738645795e-6</text:p>
          </table:table-cell>
          <table:table-cell table:style-name="ce3"/>
          <table:table-cell office:value-type="string">
            <text:p>4.1830075678285156e-5</text:p>
          </table:table-cell>
          <table:table-cell table:style-name="ce3"/>
          <table:table-cell table:style-name="ce1" office:value-type="string">
            <text:p>1.164719482723035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5.099634332233074e-6</text:p>
          </table:table-cell>
          <table:table-cell table:style-name="ce3" table:formula="of:=[.B10]/[.B12]" office:value-type="float" office:value="2.89072334090366">
            <text:p>2.89</text:p>
          </table:table-cell>
          <table:table-cell office:value-type="string">
            <text:p>1.961921393273516e-5</text:p>
          </table:table-cell>
          <table:table-cell table:style-name="ce3" table:formula="of:=[.D10]/[.D12]" office:value-type="float" office:value="3.43337970609188">
            <text:p>3.43</text:p>
          </table:table-cell>
          <table:table-cell office:value-type="string">
            <text:p>2.149938965354191e-4</text:p>
          </table:table-cell>
          <table:table-cell table:style-name="ce3" table:formula="of:=[.F10]/[.F12]" office:value-type="float" office:value="2.90296020841091">
            <text:p>2.90</text:p>
          </table:table-cell>
          <table:table-cell office:value-type="float" office:value="0.119504891837271">
            <text:p>0.1195048918</text:p>
          </table:table-cell>
          <table:table-cell table:style-name="ce3" table:formula="of:=[.H10]/[.H12]" office:value-type="float" office:value="2.77894048499478">
            <text:p>2.78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2.196428485798133e-6</text:p>
          </table:table-cell>
          <table:table-cell table:style-name="ce3" table:formula="of:=[.B11]/[.B12]" office:value-type="float" office:value="1.24504360055598">
            <text:p>1.25</text:p>
          </table:table-cell>
          <table:table-cell office:value-type="string">
            <text:p>6.6162197384797346e-6</text:p>
          </table:table-cell>
          <table:table-cell table:style-name="ce3" table:formula="of:=[.D11]/[.D12]" office:value-type="float" office:value="1.15784427750383">
            <text:p>1.16</text:p>
          </table:table-cell>
          <table:table-cell office:value-type="string">
            <text:p>1.283767686741415e-4</text:p>
          </table:table-cell>
          <table:table-cell table:style-name="ce3" table:formula="of:=[.F11]/[.F12]" office:value-type="float" office:value="1.73341037653136">
            <text:p>1.73</text:p>
          </table:table-cell>
          <table:table-cell table:style-name="ce1" office:value-type="string">
            <text:p>3.9568263495595814e-2</text:p>
          </table:table-cell>
          <table:table-cell table:style-name="ce3" table:formula="of:=[.H11]/[.H12]" office:value-type="float" office:value="0.920111701356808">
            <text:p>0.92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7641378059509819e-6</text:p>
          </table:table-cell>
          <table:table-cell table:style-name="ce3"/>
          <table:table-cell office:value-type="string">
            <text:p>5.714256974818304e-6</text:p>
          </table:table-cell>
          <table:table-cell table:style-name="ce3"/>
          <table:table-cell office:value-type="string">
            <text:p>7.406022855997315e-5</text:p>
          </table:table-cell>
          <table:table-cell table:style-name="ce3"/>
          <table:table-cell table:style-name="ce1" office:value-type="string">
            <text:p>4.3003760779531386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1.8248536627733482e-6</text:p>
          </table:table-cell>
          <table:table-cell table:style-name="ce3" table:formula="of:=[.B13]/[.B14]" office:value-type="float" office:value="2.44860850307814">
            <text:p>2.45</text:p>
          </table:table-cell>
          <table:table-cell office:value-type="string">
            <text:p>8.031405379842883e-6</text:p>
          </table:table-cell>
          <table:table-cell table:style-name="ce3" table:formula="of:=[.D13]/[.D14]" office:value-type="float" office:value="2.29528460350637">
            <text:p>2.30</text:p>
          </table:table-cell>
          <table:table-cell office:value-type="string">
            <text:p>8.10763833625465e-5</text:p>
          </table:table-cell>
          <table:table-cell table:style-name="ce3" table:formula="of:=[.F13]/[.F14]" office:value-type="float" office:value="2.18753029396327">
            <text:p>2.19</text:p>
          </table:table-cell>
          <table:table-cell table:style-name="ce1" office:value-type="string">
            <text:p>2.5654114688070197e-2</text:p>
          </table:table-cell>
          <table:table-cell table:style-name="ce3" table:formula="of:=[.H13]/[.H14]" office:value-type="float" office:value="2.46774079437569">
            <text:p>2.47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7.452615068841447e-7</text:p>
          </table:table-cell>
          <table:table-cell table:style-name="ce3"/>
          <table:table-cell office:value-type="string">
            <text:p>3.4990891184360223e-6</text:p>
          </table:table-cell>
          <table:table-cell table:style-name="ce3"/>
          <table:table-cell office:value-type="string">
            <text:p>3.70629762642765e-5</text:p>
          </table:table-cell>
          <table:table-cell table:style-name="ce3"/>
          <table:table-cell table:style-name="ce1" office:value-type="string">
            <text:p>1.0395789844111387e-2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3.125284748846758e-6</text:p>
          </table:table-cell>
          <table:table-cell table:style-name="ce3" table:formula="of:=[.B15]/[.B17]" office:value-type="float" office:value="6.3072012644945">
            <text:p>6.31</text:p>
          </table:table-cell>
          <table:table-cell office:value-type="string">
            <text:p>9.549922987324236e-6</text:p>
          </table:table-cell>
          <table:table-cell table:style-name="ce3" table:formula="of:=[.D15]/[.D17]" office:value-type="float" office:value="3.25688771818703">
            <text:p>3.26</text:p>
          </table:table-cell>
          <table:table-cell office:value-type="string">
            <text:p>1.8807928650740869e-4</text:p>
          </table:table-cell>
          <table:table-cell table:style-name="ce3" table:formula="of:=[.F15]/[.F17]" office:value-type="float" office:value="5.31406887756359">
            <text:p>5.31</text:p>
          </table:table-cell>
          <table:table-cell office:value-type="float" office:value="0.125649615729483">
            <text:p>0.1256496157</text:p>
          </table:table-cell>
          <table:table-cell table:style-name="ce3" table:formula="of:=[.H15]/[.H17]" office:value-type="float" office:value="10.5776089818645">
            <text:p>10.58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2.386572341380217e-6</text:p>
          </table:table-cell>
          <table:table-cell table:style-name="ce3" table:formula="of:=[.B16]/[.B17]" office:value-type="float" office:value="4.81639060086137">
            <text:p>4.82</text:p>
          </table:table-cell>
          <table:table-cell office:value-type="string">
            <text:p>1.0498100383790246e-5</text:p>
          </table:table-cell>
          <table:table-cell table:style-name="ce3" table:formula="of:=[.D16]/[.D17]" office:value-type="float" office:value="3.58025234859416">
            <text:p>3.58</text:p>
          </table:table-cell>
          <table:table-cell office:value-type="string">
            <text:p>1.3817309222229833e-4</text:p>
          </table:table-cell>
          <table:table-cell table:style-name="ce3" table:formula="of:=[.F16]/[.F17]" office:value-type="float" office:value="3.90399890774956">
            <text:p>3.90</text:p>
          </table:table-cell>
          <table:table-cell table:style-name="ce1" office:value-type="string">
            <text:p>4.4850496256978886e-2</text:p>
          </table:table-cell>
          <table:table-cell table:style-name="ce3" table:formula="of:=[.H16]/[.H17]" office:value-type="float" office:value="3.77566623896633">
            <text:p>3.78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4.955105470377343e-7</text:p>
          </table:table-cell>
          <table:table-cell table:style-name="ce3"/>
          <table:table-cell office:value-type="string">
            <text:p>2.932223586952599e-6</text:p>
          </table:table-cell>
          <table:table-cell table:style-name="ce3"/>
          <table:table-cell office:value-type="string">
            <text:p>3.5392707704917776e-5</text:p>
          </table:table-cell>
          <table:table-cell table:style-name="ce3"/>
          <table:table-cell table:style-name="ce1" office:value-type="string">
            <text:p>1.1878829700068422e-2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8.062844906000966e-7</text:p>
          </table:table-cell>
          <table:table-cell table:style-name="ce3" table:formula="of:=[.B18]/[.B20]" office:value-type="float" office:value="4.0177335172237">
            <text:p>4.02</text:p>
          </table:table-cell>
          <table:table-cell office:value-type="string">
            <text:p>3.072111635330456e-6</text:p>
          </table:table-cell>
          <table:table-cell table:style-name="ce3" table:formula="of:=[.D18]/[.D20]" office:value-type="float" office:value="2.74974978461364">
            <text:p>2.75</text:p>
          </table:table-cell>
          <table:table-cell office:value-type="string">
            <text:p>5.689535212367126e-5</text:p>
          </table:table-cell>
          <table:table-cell table:style-name="ce3" table:formula="of:=[.F18]/[.F20]" office:value-type="float" office:value="3.06395434568468">
            <text:p>3.06</text:p>
          </table:table-cell>
          <table:table-cell table:style-name="ce1" office:value-type="string">
            <text:p>2.1147645915182003e-2</text:p>
          </table:table-cell>
          <table:table-cell table:style-name="ce3" table:formula="of:=[.H18]/[.H20]" office:value-type="float" office:value="7.55843922235888">
            <text:p>7.56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1.1972385924404967e-6</text:p>
          </table:table-cell>
          <table:table-cell table:style-name="ce3" table:formula="of:=[.B19]/[.B20]" office:value-type="float" office:value="5.9658664863835">
            <text:p>5.97</text:p>
          </table:table-cell>
          <table:table-cell office:value-type="string">
            <text:p>5.981072952032268e-6</text:p>
          </table:table-cell>
          <table:table-cell table:style-name="ce3" table:formula="of:=[.D19]/[.D20]" office:value-type="float" office:value="5.35346888845728">
            <text:p>5.35</text:p>
          </table:table-cell>
          <table:table-cell office:value-type="string">
            <text:p>6.566675608296465e-5</text:p>
          </table:table-cell>
          <table:table-cell table:style-name="ce3" table:formula="of:=[.F19]/[.F20]" office:value-type="float" office:value="3.53631597586522">
            <text:p>3.54</text:p>
          </table:table-cell>
          <table:table-cell table:style-name="ce1" office:value-type="string">
            <text:p>1.0841022933156867e-2</text:p>
          </table:table-cell>
          <table:table-cell table:style-name="ce3" table:formula="of:=[.H19]/[.H20]" office:value-type="float" office:value="3.87472030112056">
            <text:p>3.87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2.006814257699321e-7</text:p>
          </table:table-cell>
          <table:table-cell table:style-name="ce3"/>
          <table:table-cell office:value-type="string">
            <text:p>1.1172331579115324e-6</text:p>
          </table:table-cell>
          <table:table-cell table:style-name="ce3"/>
          <table:table-cell office:value-type="string">
            <text:p>1.8569255838881362e-5</text:p>
          </table:table-cell>
          <table:table-cell table:style-name="ce3"/>
          <table:table-cell table:style-name="ce1" office:value-type="string">
            <text:p>2.797885289945101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2.0462600958586e-6</text:p>
          </table:table-cell>
          <table:table-cell table:style-name="ce3" table:formula="of:=[.B21]/[.B23]" office:value-type="float" office:value="5.25088920207042">
            <text:p>5.25</text:p>
          </table:table-cell>
          <table:table-cell office:value-type="string">
            <text:p>8.859112843839278e-6</text:p>
          </table:table-cell>
          <table:table-cell table:style-name="ce3" table:formula="of:=[.D21]/[.D23]" office:value-type="float" office:value="3.38255989411451">
            <text:p>3.38</text:p>
          </table:table-cell>
          <table:table-cell office:value-type="string">
            <text:p>7.32033319592222e-5</text:p>
          </table:table-cell>
          <table:table-cell table:style-name="ce3" table:formula="of:=[.F21]/[.F23]" office:value-type="float" office:value="3.14652143686961">
            <text:p>3.15</text:p>
          </table:table-cell>
          <table:table-cell table:style-name="ce1" office:value-type="string">
            <text:p>3.917435160436128e-3</text:p>
          </table:table-cell>
          <table:table-cell table:style-name="ce3" table:formula="of:=[.H21]/[.H23]" office:value-type="float" office:value="6.98638794390193">
            <text:p>6.99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1.41303329074682e-6</text:p>
          </table:table-cell>
          <table:table-cell table:style-name="ce3" table:formula="of:=[.B22]/[.B23]" office:value-type="float" office:value="3.62597172449637">
            <text:p>3.63</text:p>
          </table:table-cell>
          <table:table-cell office:value-type="string">
            <text:p>6.332975013497734e-6</text:p>
          </table:table-cell>
          <table:table-cell table:style-name="ce3" table:formula="of:=[.D22]/[.D23]" office:value-type="float" office:value="2.41803752460198">
            <text:p>2.42</text:p>
          </table:table-cell>
          <table:table-cell office:value-type="string">
            <text:p>5.40817472523049e-5</text:p>
          </table:table-cell>
          <table:table-cell table:style-name="ce3" table:formula="of:=[.F22]/[.F23]" office:value-type="float" office:value="2.32461245298963">
            <text:p>2.32</text:p>
          </table:table-cell>
          <table:table-cell table:style-name="ce1" office:value-type="string">
            <text:p>1.3209299472340366e-3</text:p>
          </table:table-cell>
          <table:table-cell table:style-name="ce3" table:formula="of:=[.H22]/[.H23]" office:value-type="float" office:value="2.35575795900792">
            <text:p>2.36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3.8969782395175295e-7</text:p>
          </table:table-cell>
          <table:table-cell table:style-name="ce3"/>
          <table:table-cell office:value-type="string">
            <text:p>2.6190557214533602e-6</text:p>
          </table:table-cell>
          <table:table-cell table:style-name="ce3"/>
          <table:table-cell office:value-type="string">
            <text:p>2.3264844504619104e-5</text:p>
          </table:table-cell>
          <table:table-cell table:style-name="ce3"/>
          <table:table-cell table:style-name="ce1" office:value-type="string">
            <text:p>5.607239666465217e-4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4.081236397901688e-7</text:p>
          </table:table-cell>
          <table:table-cell table:style-name="ce3" table:formula="of:=[.B24]/[.B26]" office:value-type="float" office:value="2.46606418554834">
            <text:p>2.47</text:p>
          </table:table-cell>
          <table:table-cell office:value-type="string">
            <text:p>2.0419057733613654e-6</text:p>
          </table:table-cell>
          <table:table-cell table:style-name="ce3" table:formula="of:=[.D24]/[.D26]" office:value-type="float" office:value="2.53209281265547">
            <text:p>2.53</text:p>
          </table:table-cell>
          <table:table-cell office:value-type="string">
            <text:p>1.7997356132072997e-5</text:p>
          </table:table-cell>
          <table:table-cell table:style-name="ce3" table:formula="of:=[.F24]/[.F26]" office:value-type="float" office:value="1.68280543328773">
            <text:p>1.68</text:p>
          </table:table-cell>
          <table:table-cell table:style-name="ce1" office:value-type="string">
            <text:p>4.61305917215626e-4</text:p>
          </table:table-cell>
          <table:table-cell table:style-name="ce3" table:formula="of:=[.H24]/[.H26]" office:value-type="float" office:value="1.66810054337979">
            <text:p>1.67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5.76130234101193e-7</text:p>
          </table:table-cell>
          <table:table-cell table:style-name="ce3" table:formula="of:=[.B25]/[.B26]" office:value-type="float" office:value="3.48123460150215">
            <text:p>3.48</text:p>
          </table:table-cell>
          <table:table-cell office:value-type="string">
            <text:p>2.2556226652413616e-6</text:p>
          </table:table-cell>
          <table:table-cell table:style-name="ce3" table:formula="of:=[.D25]/[.D26]" office:value-type="float" office:value="2.79711532884219">
            <text:p>2.80</text:p>
          </table:table-cell>
          <table:table-cell office:value-type="string">
            <text:p>2.2254833637323588e-5</text:p>
          </table:table-cell>
          <table:table-cell table:style-name="ce3" table:formula="of:=[.F25]/[.F26]" office:value-type="float" office:value="2.0808920314169">
            <text:p>2.08</text:p>
          </table:table-cell>
          <table:table-cell table:style-name="ce1" office:value-type="string">
            <text:p>5.134738028290785e-4</text:p>
          </table:table-cell>
          <table:table-cell table:style-name="ce3" table:formula="of:=[.H25]/[.H26]" office:value-type="float" office:value="1.85674169254177">
            <text:p>1.86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1.6549595188229882e-7</text:p>
          </table:table-cell>
          <table:table-cell table:style-name="ce3"/>
          <table:table-cell office:value-type="string">
            <text:p>8.064103192252121e-7</text:p>
          </table:table-cell>
          <table:table-cell table:style-name="ce3"/>
          <table:table-cell office:value-type="string">
            <text:p>1.0694852640754296e-5</text:p>
          </table:table-cell>
          <table:table-cell table:style-name="ce3"/>
          <table:table-cell table:style-name="ce1" office:value-type="string">
            <text:p>2.765456309251958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8.176759611303073e-7</text:p>
          </table:table-cell>
          <table:table-cell table:style-name="ce3" table:formula="of:=[.B27]/[.B30]" office:value-type="float" office:value="4.25129991138921">
            <text:p>4.25</text:p>
          </table:table-cell>
          <table:table-cell office:value-type="string">
            <text:p>3.520722467402921e-6</text:p>
          </table:table-cell>
          <table:table-cell table:style-name="ce3" table:formula="of:=[.D27]/[.D30]" office:value-type="float" office:value="4.19642223480725">
            <text:p>4.20</text:p>
          </table:table-cell>
          <table:table-cell office:value-type="string">
            <text:p>6.493091081318104e-5</text:p>
          </table:table-cell>
          <table:table-cell table:style-name="ce3" table:formula="of:=[.F27]/[.F30]" office:value-type="float" office:value="4.19131187635162">
            <text:p>4.19</text:p>
          </table:table-cell>
          <table:table-cell table:style-name="ce1" office:value-type="string">
            <text:p>2.0311199629934207e-2</text:p>
          </table:table-cell>
          <table:table-cell table:style-name="ce3" table:formula="of:=[.H27]/[.H30]" office:value-type="float" office:value="4.22549460471541">
            <text:p>4.23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3.508865613701983e-7</text:p>
          </table:table-cell>
          <table:table-cell table:style-name="ce3" table:formula="of:=[.B28]/[.B30]" office:value-type="float" office:value="1.82434616910924">
            <text:p>1.82</text:p>
          </table:table-cell>
          <table:table-cell office:value-type="string">
            <text:p>1.5864136411716553e-6</text:p>
          </table:table-cell>
          <table:table-cell table:style-name="ce3" table:formula="of:=[.D28]/[.D30]" office:value-type="float" office:value="1.89087936895095">
            <text:p>1.89</text:p>
          </table:table-cell>
          <table:table-cell office:value-type="string">
            <text:p>3.110827845283502e-5</text:p>
          </table:table-cell>
          <table:table-cell table:style-name="ce3" table:formula="of:=[.F28]/[.F30]" office:value-type="float" office:value="2.00804971467846">
            <text:p>2.01</text:p>
          </table:table-cell>
          <table:table-cell table:style-name="ce1" office:value-type="string">
            <text:p>1.2878693545492068e-2</text:p>
          </table:table-cell>
          <table:table-cell table:style-name="ce3" table:formula="of:=[.H28]/[.H30]" office:value-type="float" office:value="2.67925337172397">
            <text:p>2.68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794620253215563e-6</text:p>
          </table:table-cell>
          <table:table-cell table:style-name="ce3" table:formula="of:=[.B29]/[.B30]" office:value-type="float" office:value="9.33067533613936">
            <text:p>9.33</text:p>
          </table:table-cell>
          <table:table-cell office:value-type="string">
            <text:p>6.421207200232148e-6</text:p>
          </table:table-cell>
          <table:table-cell table:style-name="ce3" table:formula="of:=[.D29]/[.D30]" office:value-type="float" office:value="7.65357023134957">
            <text:p>7.65</text:p>
          </table:table-cell>
          <table:table-cell office:value-type="string">
            <text:p>1.0941717198020533e-4</text:p>
          </table:table-cell>
          <table:table-cell table:style-name="ce3" table:formula="of:=[.F29]/[.F30]" office:value-type="float" office:value="7.06291482213962">
            <text:p>7.06</text:p>
          </table:table-cell>
          <table:table-cell table:style-name="ce1" office:value-type="string">
            <text:p>4.757992645564832e-2</text:p>
          </table:table-cell>
          <table:table-cell table:style-name="ce3" table:formula="of:=[.H29]/[.H30]" office:value-type="float" office:value="9.89841694208926">
            <text:p>9.90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1.9233551576536804e-7</text:p>
          </table:table-cell>
          <table:table-cell table:style-name="ce3"/>
          <table:table-cell office:value-type="string">
            <text:p>8.389819399488133e-7</text:p>
          </table:table-cell>
          <table:table-cell table:style-name="ce3"/>
          <table:table-cell office:value-type="string">
            <text:p>1.5491786993837592e-5</text:p>
          </table:table-cell>
          <table:table-cell table:style-name="ce3"/>
          <table:table-cell table:style-name="ce1" office:value-type="string">
            <text:p>4.806821811408324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12065854805437e-6</text:p>
          </table:table-cell>
          <table:table-cell table:style-name="ce3" table:formula="of:=[.B31]/[.B30]" office:value-type="float" office:value="5.82658144854262">
            <text:p>5.83</text:p>
          </table:table-cell>
          <table:table-cell office:value-type="string">
            <text:p>4.720779264688808e-6</text:p>
          </table:table-cell>
          <table:table-cell table:style-name="ce3" table:formula="of:=[.D31]/[.D30]" office:value-type="float" office:value="5.62679485684379">
            <text:p>5.63</text:p>
          </table:table-cell>
          <table:table-cell office:value-type="string">
            <text:p>8.258043373459883e-5</text:p>
          </table:table-cell>
          <table:table-cell table:style-name="ce3" table:formula="of:=[.F31]/[.F30]" office:value-type="float" office:value="5.33059444771918">
            <text:p>5.33</text:p>
          </table:table-cell>
          <table:table-cell table:style-name="ce1" office:value-type="string">
            <text:p>4.74909009582118e-2</text:p>
          </table:table-cell>
          <table:table-cell table:style-name="ce3" table:formula="of:=[.H31]/[.H30]" office:value-type="float" office:value="9.87989628521256">
            <text:p>9.88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1.3860369770257546e-6</text:p>
          </table:table-cell>
          <table:table-cell table:style-name="ce3" table:formula="of:=[.B32]/[.B35]" office:value-type="float" office:value="2.39409784900236">
            <text:p>2.39</text:p>
          </table:table-cell>
          <table:table-cell office:value-type="string">
            <text:p>5.791852592593271e-6</text:p>
          </table:table-cell>
          <table:table-cell table:style-name="ce3" table:formula="of:=[.D32]/[.D35]" office:value-type="float" office:value="2.68529402131347">
            <text:p>2.69</text:p>
          </table:table-cell>
          <table:table-cell office:value-type="string">
            <text:p>1.049079579459479e-4</text:p>
          </table:table-cell>
          <table:table-cell table:style-name="ce3" table:formula="of:=[.F32]/[.F35]" office:value-type="float" office:value="2.12462823515701">
            <text:p>2.12</text:p>
          </table:table-cell>
          <table:table-cell table:style-name="ce1" office:value-type="string">
            <text:p>5.19880237227992e-2</text:p>
          </table:table-cell>
          <table:table-cell table:style-name="ce3" table:formula="of:=[.H32]/[.H35]" office:value-type="float" office:value="1.97579864534292">
            <text:p>1.98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7.113125786634669e-7</text:p>
          </table:table-cell>
          <table:table-cell table:style-name="ce3" table:formula="of:=[.B33]/[.B35]" office:value-type="float" office:value="1.22864825598003">
            <text:p>1.23</text:p>
          </table:table-cell>
          <table:table-cell office:value-type="string">
            <text:p>3.048662960991131e-6</text:p>
          </table:table-cell>
          <table:table-cell table:style-name="ce3" table:formula="of:=[.D33]/[.D35]" office:value-type="float" office:value="1.41346076946406">
            <text:p>1.41</text:p>
          </table:table-cell>
          <table:table-cell office:value-type="string">
            <text:p>6.29625986249823e-5</text:p>
          </table:table-cell>
          <table:table-cell table:style-name="ce3" table:formula="of:=[.F33]/[.F35]" office:value-type="float" office:value="1.27513791533736">
            <text:p>1.28</text:p>
          </table:table-cell>
          <table:table-cell table:style-name="ce1" office:value-type="string">
            <text:p>4.064303537669936e-2</text:p>
          </table:table-cell>
          <table:table-cell table:style-name="ce3" table:formula="of:=[.H33]/[.H35]" office:value-type="float" office:value="1.54463371541262">
            <text:p>1.54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4789539412246207e-6</text:p>
          </table:table-cell>
          <table:table-cell table:style-name="ce3" table:formula="of:=[.B34]/[.B35]" office:value-type="float" office:value="2.5545930650836">
            <text:p>2.55</text:p>
          </table:table-cell>
          <table:table-cell office:value-type="string">
            <text:p>6.247545964763484e-6</text:p>
          </table:table-cell>
          <table:table-cell table:style-name="ce3" table:formula="of:=[.D34]/[.D35]" office:value-type="float" office:value="2.89656850875566">
            <text:p>2.90</text:p>
          </table:table-cell>
          <table:table-cell office:value-type="string">
            <text:p>1.0559941860259367e-4</text:p>
          </table:table-cell>
          <table:table-cell table:style-name="ce3" table:formula="of:=[.F34]/[.F35]" office:value-type="float" office:value="2.13863190907627">
            <text:p>2.14</text:p>
          </table:table-cell>
          <table:table-cell table:style-name="ce1" office:value-type="string">
            <text:p>5.1009031737478165e-2</text:p>
          </table:table-cell>
          <table:table-cell table:style-name="ce3" table:formula="of:=[.H34]/[.H35]" office:value-type="float" office:value="1.93859217162288">
            <text:p>1.94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5.789391513815229e-7</text:p>
          </table:table-cell>
          <table:table-cell table:style-name="ce3"/>
          <table:table-cell office:value-type="string">
            <text:p>2.1568783703470495e-6</text:p>
          </table:table-cell>
          <table:table-cell table:style-name="ce3"/>
          <table:table-cell office:value-type="string">
            <text:p>4.9377089229069275e-5</text:p>
          </table:table-cell>
          <table:table-cell table:style-name="ce3"/>
          <table:table-cell table:style-name="ce1" office:value-type="string">
            <text:p>2.6312409842641733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0722982525704033e-6</text:p>
          </table:table-cell>
          <table:table-cell table:style-name="ce3" table:formula="of:=[.B36]/[.B35]" office:value-type="float" office:value="1.85217781525326">
            <text:p>1.85</text:p>
          </table:table-cell>
          <table:table-cell office:value-type="string">
            <text:p>4.448911677095335e-6</text:p>
          </table:table-cell>
          <table:table-cell table:style-name="ce3" table:formula="of:=[.D36]/[.D35]" office:value-type="float" office:value="2.06266228928778">
            <text:p>2.06</text:p>
          </table:table-cell>
          <table:table-cell office:value-type="string">
            <text:p>7.941762959624961e-5</text:p>
          </table:table-cell>
          <table:table-cell table:style-name="ce3" table:formula="of:=[.F36]/[.F35]" office:value-type="float" office:value="1.60839026431503">
            <text:p>1.61</text:p>
          </table:table-cell>
          <table:table-cell table:style-name="ce1" office:value-type="string">
            <text:p>4.4266258681447915e-2</text:p>
          </table:table-cell>
          <table:table-cell table:style-name="ce3" table:formula="of:=[.H36]/[.H35]" office:value-type="float" office:value="1.68233388527228">
            <text:p>1.68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11:1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6T11:19:15</dc:date>
    <dc:creator>Patrick Bahr</dc:creator>
    <meta:editing-duration>PT02H19M26S</meta:editing-duration>
    <meta:editing-cycles>9</meta:editing-cycles>
    <meta:document-statistic meta:table-count="1" meta:cell-count="276" meta:object-count="0"/>
  </office:meta>
</office:document-meta>
</file>